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672a" officeooo:paragraph-rsid="0013672a"/>
    </style:style>
    <style:style style:name="P2" style:family="paragraph" style:parent-style-name="Standard">
      <style:text-properties officeooo:rsid="00144fc4" officeooo:paragraph-rsid="0013672a"/>
    </style:style>
    <style:style style:name="P3" style:family="paragraph" style:parent-style-name="Standard">
      <style:text-properties style:text-underline-style="solid" style:text-underline-width="auto" style:text-underline-color="font-color" officeooo:rsid="00144fc4" officeooo:paragraph-rsid="00144fc4"/>
    </style:style>
    <style:style style:name="P4" style:family="paragraph" style:parent-style-name="Standard" style:list-style-name="L5">
      <style:text-properties style:text-underline-style="solid" style:text-underline-width="auto" style:text-underline-color="font-color" fo:font-weight="bold" officeooo:rsid="0019da98" officeooo:paragraph-rsid="0019da98" style:font-weight-asian="bold" style:font-weight-complex="bold"/>
    </style:style>
    <style:style style:name="P5" style:family="paragraph" style:parent-style-name="Standard">
      <style:text-properties style:text-underline-style="none" officeooo:rsid="00144fc4" officeooo:paragraph-rsid="00144fc4"/>
    </style:style>
    <style:style style:name="P6" style:family="paragraph" style:parent-style-name="Standard">
      <style:text-properties style:text-underline-style="none" officeooo:rsid="00151e96" officeooo:paragraph-rsid="00151e96"/>
    </style:style>
    <style:style style:name="P7" style:family="paragraph" style:parent-style-name="Standard" style:list-style-name="L3">
      <style:text-properties style:text-underline-style="none" officeooo:rsid="00151e96" officeooo:paragraph-rsid="00151e96"/>
    </style:style>
    <style:style style:name="P8" style:family="paragraph" style:parent-style-name="Standard" style:list-style-name="L4">
      <style:text-properties style:text-underline-style="none" officeooo:rsid="00151e96" officeooo:paragraph-rsid="00151e96"/>
    </style:style>
    <style:style style:name="P9" style:family="paragraph" style:parent-style-name="Standard" style:list-style-name="L5">
      <style:text-properties style:text-underline-style="none" officeooo:rsid="00151e96" officeooo:paragraph-rsid="00151e96"/>
    </style:style>
    <style:style style:name="P10" style:family="paragraph" style:parent-style-name="Standard" style:list-style-name="L5">
      <style:text-properties style:text-underline-style="none" officeooo:rsid="0015d737" officeooo:paragraph-rsid="0015d737"/>
    </style:style>
    <style:style style:name="P11" style:family="paragraph" style:parent-style-name="Standard" style:list-style-name="L5">
      <style:text-properties style:text-underline-style="none" officeooo:rsid="0015d737" officeooo:paragraph-rsid="0017f2f4"/>
    </style:style>
    <style:style style:name="P12" style:family="paragraph" style:parent-style-name="Standard">
      <style:text-properties style:text-underline-style="none" officeooo:rsid="0015d737" officeooo:paragraph-rsid="0015d737"/>
    </style:style>
    <style:style style:name="P13" style:family="paragraph" style:parent-style-name="Standard">
      <style:text-properties style:text-underline-style="none" officeooo:rsid="0015d737" officeooo:paragraph-rsid="00186052"/>
    </style:style>
    <style:style style:name="P14" style:family="paragraph" style:parent-style-name="Standard" style:list-style-name="L5">
      <style:text-properties style:text-underline-style="none" officeooo:rsid="0019c485" officeooo:paragraph-rsid="0019c485"/>
    </style:style>
    <style:style style:name="P15" style:family="paragraph" style:parent-style-name="Standard">
      <style:text-properties style:text-underline-style="none" officeooo:rsid="0019c485" officeooo:paragraph-rsid="0019c485"/>
    </style:style>
    <style:style style:name="P16" style:family="paragraph" style:parent-style-name="Standard" style:list-style-name="L5">
      <style:text-properties style:text-underline-style="none" officeooo:rsid="0019da98" officeooo:paragraph-rsid="0019da98"/>
    </style:style>
    <style:style style:name="P17" style:family="paragraph" style:parent-style-name="Standard" style:list-style-name="L5">
      <style:text-properties style:text-underline-style="none" officeooo:rsid="0019da98" officeooo:paragraph-rsid="001a1282"/>
    </style:style>
    <style:style style:name="P18" style:family="paragraph" style:parent-style-name="Standard" style:list-style-name="L5">
      <style:text-properties style:text-underline-style="none" officeooo:rsid="001a1282" officeooo:paragraph-rsid="001a1282"/>
    </style:style>
    <style:style style:name="P19" style:family="paragraph" style:parent-style-name="Standard" style:list-style-name="L5">
      <style:text-properties style:text-underline-style="none" officeooo:rsid="001b9ee8" officeooo:paragraph-rsid="001b9ee8"/>
    </style:style>
    <style:style style:name="P20" style:family="paragraph" style:parent-style-name="Standard">
      <style:text-properties style:text-underline-style="none" officeooo:rsid="001b9ee8" officeooo:paragraph-rsid="001b9ee8"/>
    </style:style>
    <style:style style:name="P21" style:family="paragraph" style:parent-style-name="Standard">
      <style:text-properties style:text-underline-style="none" officeooo:rsid="001b9ee8" officeooo:paragraph-rsid="001cf865"/>
    </style:style>
    <style:style style:name="P22" style:family="paragraph" style:parent-style-name="Standard" style:list-style-name="L5">
      <style:text-properties style:text-underline-style="none" officeooo:rsid="001c44bf" officeooo:paragraph-rsid="001c44bf"/>
    </style:style>
    <style:style style:name="P23" style:family="paragraph" style:parent-style-name="Standard">
      <style:text-properties style:text-underline-style="none" officeooo:rsid="001c44bf" officeooo:paragraph-rsid="001c44bf"/>
    </style:style>
    <style:style style:name="P24" style:family="paragraph" style:parent-style-name="Standard" style:list-style-name="L5">
      <style:text-properties style:text-underline-style="none" officeooo:rsid="001cf865" officeooo:paragraph-rsid="001cf865"/>
    </style:style>
    <style:style style:name="P25" style:family="paragraph" style:parent-style-name="Standard" style:list-style-name="L5">
      <style:text-properties style:text-underline-style="none" officeooo:rsid="001d2e38" officeooo:paragraph-rsid="001d2e38"/>
    </style:style>
    <style:style style:name="P26" style:family="paragraph" style:parent-style-name="Standard">
      <style:text-properties style:text-underline-style="none" officeooo:rsid="00216c72" officeooo:paragraph-rsid="00216c72"/>
    </style:style>
    <style:style style:name="P27" style:family="paragraph" style:parent-style-name="Standard" style:list-style-name="L6">
      <style:text-properties style:text-underline-style="none" officeooo:rsid="00216c72" officeooo:paragraph-rsid="00216c72"/>
    </style:style>
    <style:style style:name="T1" style:family="text">
      <style:text-properties officeooo:rsid="0017b129"/>
    </style:style>
    <style:style style:name="T2" style:family="text">
      <style:text-properties officeooo:rsid="0017f2f4"/>
    </style:style>
    <style:style style:name="T3" style:family="text">
      <style:text-properties officeooo:rsid="00186052"/>
    </style:style>
    <style:style style:name="T4" style:family="text">
      <style:text-properties officeooo:rsid="0019c9fc"/>
    </style:style>
    <style:style style:name="T5" style:family="text">
      <style:text-properties officeooo:rsid="001a1282"/>
    </style:style>
    <style:style style:name="T6" style:family="text">
      <style:text-properties officeooo:rsid="001b9ee8"/>
    </style:style>
    <style:style style:name="T7" style:family="text">
      <style:text-properties officeooo:rsid="0020d01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_7 08-03-2023</text:p>
      <text:p text:style-name="P2"/>
      <text:p text:style-name="P3">GESTION DU PATRIMOINE</text:p>
      <text:p text:style-name="P5"/>
      <text:p text:style-name="P6">(liste top 10 lieux touristiques du Japon – <text:a xlink:type="simple" xlink:href="https://tripnote.jp/" text:style-name="Internet_20_link" text:visited-style-name="Visited_20_Internet_20_Link">https://tripnote.jp/</text:a> )</text:p>
      <text:p text:style-name="P6"/>
      <text:p text:style-name="P6"/>
      <text:p text:style-name="P6">L’idée de protéger le patrimoine n’est pas consistante au fil des époques</text:p>
      <text:p text:style-name="P6"/>
      <text:p text:style-name="P6">Avant l’ère Meiji → il n’y a pas ce concept de protection du patrimoine culturel</text:p>
      <text:list text:style-name="L3">
        <text:list-item>
          <text:p text:style-name="P7">Majorité des objets « de collection » d’aujourd’hui appartenait à des nobles</text:p>
        </text:list-item>
        <text:list-item>
          <text:p text:style-name="P7">Pas de destruction généralisée des villes autant qu’en France pendant les guerres etc.</text:p>
          <text:list>
            <text:list-item>
              <text:p text:style-name="P7">→ <text:span text:style-name="T7">Patrimoine généralement bien conservé « par défaut »</text:span></text:p>
            </text:list-item>
          </text:list>
        </text:list-item>
      </text:list>
      <text:p text:style-name="P6"/>
      <text:p text:style-name="P6">3 Évènements importants qui ont apporté cette idée de protection du patrimoine culturel</text:p>
      <text:list xml:id="list3352556151" text:style-name="L4">
        <text:list-item>
          <text:p text:style-name="P8">Haibutsukishaku (années 70)→ destruction des temples et objets de culte bouddhique</text:p>
          <text:list>
            <text:list-item>
              <text:p text:style-name="P8">Shintoïsme devient la religion d’état</text:p>
            </text:list-item>
            <text:list-item>
              <text:p text:style-name="P8">Désir de vraiment séparer les deux</text:p>
            </text:list-item>
            <text:list-item>
              <text:p text:style-name="P8">40 % des temples détruits pendant ces années là</text:p>
            </text:list-item>
            <text:list-item>
              <text:p text:style-name="P8">a fortement contribué à la vente d’objets bouddhiques à l’étranger (cf. cours précédent)</text:p>
              <text:p text:style-name="P8"/>
            </text:list-item>
          </text:list>
        </text:list-item>
        <text:list-item>
          <text:p text:style-name="P8">Nombre de châteaux important </text:p>
          <text:list>
            <text:list-item>
              <text:p text:style-name="P8">abandonnés, démontés ou détruits suite à l’instauration du nouveaux système gouvernemental (plus de seigneurs etc.)</text:p>
              <text:p text:style-name="P8"/>
            </text:list-item>
          </text:list>
        </text:list-item>
        <text:list-item>
          <text:p text:style-name="P8">Collectionneurs étranger favorisés par le gouvernement japonais</text:p>
          <text:list>
            <text:list-item>
              <text:p text:style-name="P8">but de diffuser la culture japonaise</text:p>
            </text:list-item>
          </text:list>
        </text:list-item>
      </text:list>
      <text:p text:style-name="P6"/>
      <text:p text:style-name="P6">Il y a à la fois une destruction d’objets patrimoniaux et une exportations d’autres</text:p>
      <text:list xml:id="list2910988781" text:style-name="L5">
        <text:list-item>
          <text:p text:style-name="P9">→ Entraîne l’idée de créer une législation pour les protéger</text:p>
        </text:list-item>
        <text:list-item>
          <text:p text:style-name="P9">Années 70 : constitution d’une liste d’objets « à protéger »</text:p>
          <text:list>
            <text:list-item>
              <text:p text:style-name="P9">Objets de cultes, temples, peinture, poteries, …</text:p>
            </text:list-item>
            <text:list-item>
              <text:p text:style-name="P9">→ va de pair avec l’émergence des musées </text:p>
              <text:list>
                <text:list-item>
                  <text:p text:style-name="P9">Premier « musée » né à Tokyo en 1872 à l’occasion de la préparation de l’exposition universelle de Vienne l’année suivante.</text:p>
                </text:list-item>
              </text:list>
            </text:list-item>
            <text:list-item>
              <text:p text:style-name="P9">Ajout aux liste de « lieux d’intérêts pittoresques et historiques »</text:p>
              <text:list>
                <text:list-item>
                  <text:p text:style-name="P9">Ruines, tombes de personnages historiques, restes de châteaux, lieux mentionnés dans la mythologie …</text:p>
                </text:list-item>
                <text:list-item>
                  <text:p text:style-name="P9">Kofun (Tombes impériales) protégées et interdites aux fouilles afin de « protéger » l’idéologie impérialiste disant que la lignée impériale descend directement de la Déesse Amaterasu</text:p>
                </text:list-item>
              </text:list>
            </text:list-item>
          </text:list>
          <text:p text:style-name="P10"/>
        </text:list-item>
      </text:list>
      <text:p text:style-name="P13">Fin du 19ème <text:span text:style-name="T3">et début 20ème</text:span></text:p>
      <text:p text:style-name="P13">→ Instauration des lois de conservation sur les anciens sanctuaires et le temples</text:p>
      <text:p text:style-name="P13"/>
      <text:list xml:id="list152215036402891" text:continue-numbering="true" text:style-name="L5">
        <text:list-item>
          <text:p text:style-name="P11"><text:span text:style-name="T1">1919</text:span></text:p>
          <text:list>
            <text:list-item>
              <text:p text:style-name="P11">loi de conservation des sites historiques , lieux célèbres et monuments naturels <text:span text:style-name="T1">+ </text:span></text:p>
            </text:list-item>
          </text:list>
        </text:list-item>
        <text:list-item>
          <text:p text:style-name="P11"><text:span text:style-name="T2">1920</text:span></text:p>
          <text:list>
            <text:list-item>
              <text:p text:style-name="P11"><text:span text:style-name="T2">loi de </text:span><text:span text:style-name="T1">conservation </text:span><text:span text:style-name="T2">des </text:span>trésors nationaux</text:p>
            </text:list-item>
          </text:list>
        </text:list-item>
        <text:list-item>
          <text:p text:style-name="P4">1950</text:p>
          <text:list>
            <text:list-item>
              <text:p text:style-name="P14">Création du Comité de Protection des Biens Culturels (bunk<text:span text:style-name="T4">a</text:span>zai hogo i<text:span text:style-name="T4">i</text:span>nkai??)</text:p>
            </text:list-item>
            <text:list-item>
              <text:p text:style-name="P14">devient l’Agence de la Culture (bunk<text:span text:style-name="T4">a</text:span>-chou) en 1968</text:p>
              <text:p text:style-name="P14"><text:soft-page-break/></text:p>
            </text:list-item>
            <text:list-item>
              <text:p text:style-name="P4">Création de la loi de protection des biens culturels</text:p>
              <text:list>
                <text:list-item>
                  <text:p text:style-name="P16"><text:span text:style-name="T5">Catégorie 1 : </text:span><text:span text:style-name="T6">P</text:span>atrimoine matériel, trésors nationaux, ...</text:p>
                </text:list-item>
                <text:list-item>
                  <text:p text:style-name="P17"><text:span text:style-name="T5">Catégorie 2 :</text:span> <text:span text:style-name="T6">B</text:span>iens <text:span text:style-name="T5">c</text:span>ulturels <text:span text:style-name="T5">i</text:span>mmatériels<text:span text:style-name="T5"> </text:span>(yuukei bunkazai ?)</text:p>
                  <text:list>
                    <text:list-item>
                      <text:p text:style-name="P16">pièces de théâtre, musique, savoirs-faire artisanaux</text:p>
                    </text:list-item>
                  </text:list>
                </text:list-item>
                <text:list-item>
                  <text:p text:style-name="P18">Catégorie 3 : <text:span text:style-name="T6">B</text:span>iens culturels populaires</text:p>
                  <text:list>
                    <text:list-item>
                      <text:p text:style-name="P18">peuvent être à la fois matériels et immatériels (festival (concept) et objets/déguisements utilisés pendant ceux-ci)</text:p>
                    </text:list-item>
                  </text:list>
                </text:list-item>
                <text:list-item>
                  <text:p text:style-name="P17"><text:span text:style-name="T5">Catégorie 4 : </text:span><text:span text:style-name="T6">L</text:span>ieux historiques, <text:span text:style-name="T5">patrimoine naturel</text:span> …</text:p>
                  <text:list>
                    <text:list-item>
                      <text:p text:style-name="P17"/>
                    </text:list-item>
                  </text:list>
                </text:list-item>
                <text:list-item>
                  <text:p text:style-name="P18">Catégorie 5 : Paysages culturels </text:p>
                  <text:list>
                    <text:list-item>
                      <text:p text:style-name="P18">(rizières terrassées, petits villages de montagne,…)</text:p>
                    </text:list-item>
                    <text:list-item>
                      <text:p text:style-name="P18">Mont Fuji</text:p>
                    </text:list-item>
                  </text:list>
                </text:list-item>
                <text:list-item>
                  <text:p text:style-name="P19">Catégorie 6 : Groupements de bâtiments historiques/traditionnels</text:p>
                  <text:list>
                    <text:list-item>
                      <text:p text:style-name="P19">quartiers, villages dans leur ensemble, …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2216472255484" text:continue-numbering="true" text:style-name="L5">
        <text:list-item>
          <text:list>
            <text:list-item>
              <text:p text:style-name="P22">Parcs naturels ne rentrent pas dans ces catégories et sont gérées par un autre ministère</text:p>
              <text:list>
                <text:list-item>
                  <text:p text:style-name="P24">première loi sur les parcs en 1931</text:p>
                  <text:list>
                    <text:list-item>
                      <text:p text:style-name="P24">3 grands parcs :</text:p>
                    </text:list-item>
                  </text:list>
                </text:list-item>
                <text:list-item>
                  <text:p text:style-name="P24">outre la dimension écologique qui n’apparaît pas vraiment avant les années 50 (1957), ces parcs servaient plutôt au divertissement des citadins</text:p>
                </text:list-item>
                <text:list-item>
                  <text:p text:style-name="P25">aujourd’hui environ 14 % du territoire est protégé pas ces lois</text:p>
                </text:list-item>
              </text:list>
            </text:list-item>
          </text:list>
        </text:list-item>
      </text:list>
      <text:p text:style-name="P21"/>
      <text:p text:style-name="P20">……...</text:p>
      <text:p text:style-name="P20"/>
      <text:p text:style-name="P26">(Toute la partie chiante sur l’architecture en bois...)</text:p>
      <text:list xml:id="list152215488222422" text:continue-numbering="true" text:style-name="L5">
        <text:list-item>
          <text:p text:style-name="P19"><text:s/></text:p>
          <text:list>
            <text:list-item>
              <text:p text:style-name="P19"/>
            </text:list-item>
          </text:list>
        </text:list-item>
      </text:list>
      <text:p text:style-name="P15"/>
      <text:p text:style-name="P26">UNESCO vs Patrimoine Japonais ?</text:p>
      <text:list text:style-name="L6">
        <text:list-item>
          <text:p text:style-name="P27">Unesco apparaît en 19,,,</text:p>
        </text:list-item>
        <text:list-item>
          <text:p text:style-name="P27">notion de patrimoine de l’Unesco se fonde sur l’idée de bâtiments en pierre, ou toujours dans le matériau original…</text:p>
        </text:list-item>
        <text:list-item>
          <text:p text:style-name="P27">pour le japon, c’est différent :</text:p>
          <text:list>
            <text:list-item>
              <text:p text:style-name="P27">ce qui fait durer le bâtiment en bois est l’entretien, qui implique de remplacer des pièces au fur et à mesure, mais avec le même <text:span text:style-name="T8">savoir-faire </text:span><text:span text:style-name="T9">qui est </text:span><text:span text:style-name="T8">transmit au fil du temps</text:span></text:p>
            </text:list-item>
          </text:list>
        </text:list-item>
      </text:list>
      <text:p text:style-name="P15"/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5:22:14.365000000</dc:date>
    <meta:editing-duration>PT1H12M21S</meta:editing-duration>
    <meta:editing-cycles>2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67" meta:word-count="622" meta:character-count="3692" meta:non-whitespace-character-count="3179"/>
  </office:meta>
</office:document-meta>
</file>